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4cm" fo:min-width="7.102cm"/>
      <style:paragraph-properties style:writing-mode="lr-tb"/>
    </style:style>
    <style:style style:name="gr2" style:family="graphic" style:parent-style-name="objectwithoutfill">
      <style:graphic-properties draw:marker-end="Arrowheads_20_116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6.32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25cm" fo:min-width="5.276cm"/>
      <style:paragraph-properties style:writing-mode="lr-tb"/>
    </style:style>
    <style:style style:name="gr5" style:family="graphic" style:parent-style-name="objectwithoutfill">
      <style:graphic-properties draw:marker-end="Arrowheads_20_154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5cm" fo:min-width="5.1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cm" fo:min-width="3.8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cm" fo:min-width="6.074cm"/>
      <style:paragraph-properties style:writing-mode="lr-tb"/>
    </style:style>
    <style:style style:name="gr11" style:family="graphic" style:parent-style-name="objectwithoutfill">
      <style:graphic-properties draw:marker-end="Arrowheads_20_155" draw:marker-end-width="0.3cm" draw:fill="none" draw:textarea-vertical-align="middle"/>
    </style:style>
    <style:style style:name="gr12" style:family="graphic" style:parent-style-name="objectwithoutfill">
      <style:graphic-properties draw:marker-end="Arrowheads_20_156" draw:marker-end-width="0.3cm" draw:fill="none" draw:textarea-vertical-align="middle"/>
    </style:style>
    <style:style style:name="gr13" style:family="graphic" style:parent-style-name="objectwithoutfill">
      <style:graphic-properties draw:marker-end="Arrowheads_20_157" draw:marker-end-width="0.3cm" draw:fill="none" draw:textarea-vertical-align="middle"/>
    </style:style>
    <style:style style:name="gr14" style:family="graphic" style:parent-style-name="objectwithoutfill">
      <style:graphic-properties draw:marker-end="Arrowheads_20_158" draw:marker-end-width="0.3cm" draw:fill="none" draw:textarea-vertical-align="middle"/>
    </style:style>
    <style:style style:name="gr15" style:family="graphic" style:parent-style-name="objectwithoutfill">
      <style:graphic-properties draw:marker-end="Arrowheads_20_159" draw:marker-end-width="0.3cm" draw:fill="none" draw:textarea-vertical-align="middle"/>
    </style:style>
    <style:style style:name="gr16" style:family="graphic" style:parent-style-name="objectwithoutfill">
      <style:graphic-properties draw:marker-end="Arrowheads_20_160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25cm" fo:min-width="2.876cm"/>
      <style:paragraph-properties style:writing-mode="lr-tb"/>
    </style:style>
    <style:style style:name="gr18" style:family="graphic" style:parent-style-name="objectwithoutfill">
      <style:graphic-properties draw:marker-end="Arrowheads_20_161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4cm" fo:min-width="1.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8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399cm" fo:min-width="8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34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4cm" fo:min-width="2.33cm"/>
      <style:paragraph-properties style:writing-mode="lr-tb"/>
    </style:style>
    <style:style style:name="gr24" style:family="graphic" style:parent-style-name="objectwithoutfill">
      <style:graphic-properties draw:marker-end="Arrowheads_20_162" draw:marker-end-width="0.3cm" draw:fill="none" draw:textarea-vertical-align="middle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168cm" fo:min-width="5.64cm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852cm" fo:min-width="2.964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852cm" fo:min-width="4.852cm"/>
      <style:paragraph-properties style:writing-mode="lr-tb"/>
    </style:style>
    <style:style style:name="gr28" style:family="graphic" style:parent-style-name="objectwithoutfill">
      <style:graphic-properties draw:marker-end="Arrowheads_20_163" draw:marker-end-width="0.3cm" draw:fill="none" draw:textarea-vertical-align="middle"/>
    </style:style>
    <style:style style:name="gr29" style:family="graphic" style:parent-style-name="objectwithoutfill">
      <style:graphic-properties draw:marker-end="Arrowheads_20_164" draw:marker-end-width="0.3cm" draw:fill="none" draw:textarea-vertical-align="middle"/>
    </style:style>
    <style:style style:name="gr30" style:family="graphic" style:parent-style-name="objectwithoutfill">
      <style:graphic-properties draw:marker-end="Arrowheads_20_165" draw:marker-end-width="0.3cm" draw:fill="none" draw:textarea-vertical-align="middle"/>
    </style:style>
    <style:style style:name="gr31" style:family="graphic" style:parent-style-name="objectwithoutfill">
      <style:graphic-properties draw:marker-end="Arrowheads_20_16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75cm" svg:height="1.4cm" svg:x="5.4cm" svg:y="1.451cm">
          <text:p text:style-name="P1">bin_search(array, valu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775cm" svg:y1="2.851cm" svg:x2="10.775cm" svg:y2="3.65cm" draw:start-shape="id1" draw:start-glue-point="8" draw:end-shape="id2" draw:end-glue-point="0" svg:d="M10775 2851v799" svg:viewBox="0 0 1 800">
          <text:p/>
        </draw:connector>
        <draw:custom-shape draw:style-name="gr3" draw:text-style-name="P2" xml:id="id2" draw:id="id2" draw:layer="layout" svg:width="6.824cm" svg:height="2.5cm" svg:x="7.363cm" svg:y="3.65cm">
          <text:p text:style-name="P1">left = 0</text:p>
          <text:p text:style-name="P1">right = len(array) - 1</text:p>
          <text:p text:style-name="P1">pos = len(array) // 2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1.55cm" svg:height="3.549cm" svg:x="5cm" svg:y="6.901cm">
          <text:p text:style-name="P1">while</text:p>
          <text:p text:style-name="P1">array[pos] != value</text:p>
          <text:p text:style-name="P1">and left &lt;= righ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0.775cm" svg:y1="6.15cm" svg:x2="10.775cm" svg:y2="6.901cm" draw:start-shape="id2" draw:start-glue-point="2" draw:end-shape="id3" draw:end-glue-point="4" svg:d="M10775 6150v751" svg:viewBox="0 0 1 752">
          <text:p/>
        </draw:connector>
        <draw:custom-shape draw:style-name="gr6" draw:text-style-name="P2" xml:id="id4" draw:id="id4" draw:layer="layout" svg:width="11.25cm" svg:height="2.549cm" svg:x="5.15cm" svg:y="11.5cm">
          <text:p text:style-name="P1">value &gt; array[pos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1.75cm" svg:height="1cm" svg:x="4.35cm" svg:y="11.501cm">
          <draw:text-box>
            <text:p>Нет</text:p>
          </draw:text-box>
        </draw:frame>
        <draw:frame draw:style-name="gr7" draw:text-style-name="P4" draw:layer="layout" svg:width="1.5cm" svg:height="1cm" svg:x="15.8cm" svg:y="11.501cm">
          <draw:text-box>
            <text:p>Да</text:p>
          </draw:text-box>
        </draw:frame>
        <draw:custom-shape draw:style-name="gr8" draw:text-style-name="P2" xml:id="id6" draw:id="id6" draw:layer="layout" svg:width="4.25cm" svg:height="1cm" svg:x="14.8cm" svg:y="14.45cm">
          <text:p text:style-name="P1">left = pos + 1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35cm" svg:height="0.95cm" svg:x="2.4cm" svg:y="14.45cm">
          <text:p text:style-name="P1">right = pos -1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6.574cm" svg:height="1cm" svg:x="7.476cm" svg:y="17cm">
          <text:p text:style-name="P1">pos = (left + right) // 2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5.15cm" svg:y1="12.775cm" svg:x2="4.575cm" svg:y2="14.45cm" draw:start-shape="id4" draw:start-glue-point="5" draw:end-shape="id5" draw:end-glue-point="0" svg:d="M5150 12775h-575v1675" svg:viewBox="0 0 576 1676">
          <text:p/>
        </draw:connector>
        <draw:connector draw:style-name="gr12" draw:text-style-name="P3" draw:layer="layout" svg:x1="16.4cm" svg:y1="12.775cm" svg:x2="16.925cm" svg:y2="14.45cm" draw:start-shape="id4" draw:start-glue-point="7" draw:end-shape="id6" draw:end-glue-point="0" svg:d="M16400 12775h525v1675" svg:viewBox="0 0 526 1676">
          <text:p/>
        </draw:connector>
        <draw:connector draw:style-name="gr13" draw:text-style-name="P3" draw:layer="layout" svg:x1="4.575cm" svg:y1="15.4cm" svg:x2="10.763cm" svg:y2="17cm" draw:start-shape="id5" draw:start-glue-point="2" draw:end-shape="id7" draw:end-glue-point="0" svg:d="M4575 15400v800h6188v800" svg:viewBox="0 0 6189 1601">
          <text:p/>
        </draw:connector>
        <draw:connector draw:style-name="gr14" draw:text-style-name="P3" draw:layer="layout" svg:x1="16.925cm" svg:y1="15.45cm" svg:x2="10.763cm" svg:y2="17cm" draw:start-shape="id6" draw:start-glue-point="2" draw:end-shape="id7" draw:end-glue-point="0" svg:d="M16925 15450v775h-6162v775" svg:viewBox="0 0 6163 1551">
          <text:p/>
        </draw:connector>
        <draw:connector draw:style-name="gr15" draw:text-style-name="P3" draw:layer="layout" draw:line-skew="0cm -2.799cm" svg:x1="10.763cm" svg:y1="18cm" svg:x2="5cm" svg:y2="8.676cm" draw:start-shape="id7" draw:start-glue-point="2" draw:end-shape="id3" draw:end-glue-point="5" svg:d="M10763 18000v501h-9063v-9825h3300" svg:viewBox="0 0 9064 9826">
          <text:p/>
        </draw:connector>
        <draw:connector draw:style-name="gr16" draw:text-style-name="P3" draw:layer="layout" draw:type="line" svg:x1="10.775cm" svg:y1="10.45cm" svg:x2="10.775cm" svg:y2="11.5cm" draw:start-shape="id3" draw:start-glue-point="6" draw:end-shape="id4" draw:end-glue-point="4" svg:d="M10775 10450v1050" svg:viewBox="0 0 1 1051">
          <text:p/>
        </draw:connector>
        <draw:custom-shape draw:style-name="gr17" draw:text-style-name="P2" xml:id="id8" draw:id="id8" draw:layer="layout" svg:width="6.75cm" svg:height="2.549cm" svg:x="7.3cm" svg:y="19.8cm">
          <text:p text:style-name="P1">left &gt; rig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1.75cm" svg:height="1cm" svg:x="6.7cm" svg:y="19.5cm">
          <draw:text-box>
            <text:p>Нет</text:p>
          </draw:text-box>
        </draw:frame>
        <draw:frame draw:style-name="gr7" draw:text-style-name="P4" draw:layer="layout" svg:width="1.5cm" svg:height="1cm" svg:x="13.7cm" svg:y="19.5cm">
          <draw:text-box>
            <text:p>Да</text:p>
          </draw:text-box>
        </draw:frame>
        <draw:custom-shape draw:style-name="gr8" draw:text-style-name="P2" xml:id="id10" draw:id="id10" draw:layer="layout" svg:width="4.25cm" svg:height="1cm" svg:x="14.85cm" svg:y="23.05cm">
          <text:p text:style-name="P1">return -1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4.35cm" svg:height="0.95cm" svg:x="2.45cm" svg:y="23.05cm">
          <text:p text:style-name="P1">return po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7.3cm" svg:y1="21.075cm" svg:x2="4.625cm" svg:y2="23.05cm" draw:start-shape="id8" draw:start-glue-point="5" draw:end-shape="id9" draw:end-glue-point="0" svg:d="M7300 21075h-2675v1975" svg:viewBox="0 0 2676 1976">
          <text:p/>
        </draw:connector>
        <draw:connector draw:style-name="gr12" draw:text-style-name="P3" draw:layer="layout" svg:x1="14.05cm" svg:y1="21.075cm" svg:x2="16.975cm" svg:y2="23.05cm" draw:start-shape="id8" draw:start-glue-point="7" draw:end-shape="id10" draw:end-glue-point="0" svg:d="M14050 21075h2925v1975" svg:viewBox="0 0 2926 1976">
          <text:p/>
        </draw:connector>
        <draw:connector draw:style-name="gr13" draw:text-style-name="P3" draw:layer="layout" draw:line-skew="-0.05cm" svg:x1="4.625cm" svg:y1="24cm" svg:x2="10.825cm" svg:y2="26.1cm" draw:start-shape="id9" draw:start-glue-point="2" draw:end-shape="id11" draw:end-glue-point="4" svg:d="M4625 24000v1000h6200v1100" svg:viewBox="0 0 6201 2101">
          <text:p/>
        </draw:connector>
        <draw:connector draw:style-name="gr14" draw:text-style-name="P3" draw:layer="layout" draw:line-skew="-0.075cm" svg:x1="16.975cm" svg:y1="24.05cm" svg:x2="10.825cm" svg:y2="26.1cm" draw:start-shape="id10" draw:start-glue-point="2" draw:end-shape="id11" draw:end-glue-point="4" svg:d="M16975 24050v950h-6150v1100" svg:viewBox="0 0 6151 2051">
          <text:p/>
        </draw:connector>
        <draw:connector draw:style-name="gr18" draw:text-style-name="P3" draw:layer="layout" draw:line-skew="2.398cm 3.875cm" svg:x1="16.55cm" svg:y1="8.676cm" svg:x2="10.675cm" svg:y2="19.8cm" draw:start-shape="id3" draw:start-glue-point="7" draw:end-shape="id8" draw:end-glue-point="4" svg:d="M16550 8676h2900v10324h-8775v800" svg:viewBox="0 0 8776 11125">
          <text:p/>
        </draw:connector>
        <draw:custom-shape draw:style-name="gr19" draw:text-style-name="P2" xml:id="id11" draw:id="id11" draw:layer="layout" svg:width="3.35cm" svg:height="1.4cm" svg:x="9.15cm" svg:y="26.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6.018cm" svg:height="1.673cm" svg:x="0.982cm" svg:y="3cm">
          <draw:text-box>
            <text:p>Алгоритм функции</text:p>
            <text:p>Бинарного поиска</text:p>
          </draw:text-box>
        </draw:frame>
      </draw:page>
      <draw:page draw:name="page2" draw:style-name="dp1" draw:master-page-name="Default">
        <draw:custom-shape draw:style-name="gr21" draw:text-style-name="P2" xml:id="id13" draw:id="id13" draw:layer="layout" svg:width="8.9cm" svg:height="2.649cm" svg:x="9.375cm" svg:y="3.351cm">
          <text:p text:style-name="P1">a = [random.randint(0, 1000) for _ in range(100)]</text:p>
          <text:p text:style-name="P1">a.sort()</text:p>
          <draw:enhanced-geometry svg:viewBox="0 0 21600 21600" draw:type="rectangle" draw:enhanced-path="M 0 0 L 21600 0 21600 21600 0 21600 0 0 Z N"/>
        </draw:custom-shape>
        <draw:custom-shape draw:style-name="gr19" draw:text-style-name="P2" xml:id="id17" draw:id="id17" draw:layer="layout" svg:width="3.35cm" svg:height="1.4cm" svg:x="12.15cm" svg:y="16.1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8.842cm" svg:height="2.384cm" svg:x="1cm" svg:y="1cm">
          <draw:text-box>
            <text:p>Алгоритм с использованием</text:p>
            <text:p>Функции бинарного поиска</text:p>
            <text:p>(со стр. 1)</text:p>
          </draw:text-box>
        </draw:frame>
        <draw:custom-shape draw:style-name="gr23" draw:text-style-name="P2" xml:id="id12" draw:id="id12" draw:layer="layout" svg:width="4cm" svg:height="1.4cm" svg:x="11.825cm" svg:y="1.2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13.825cm" svg:y1="2.65cm" svg:x2="13.825cm" svg:y2="3.351cm" draw:start-shape="id12" draw:start-glue-point="8" draw:end-shape="id13" draw:end-glue-point="0" svg:d="M13825 2650v701" svg:viewBox="0 0 1 702">
          <text:p/>
        </draw:connector>
        <draw:custom-shape draw:style-name="gr25" draw:text-style-name="P2" xml:id="id15" draw:id="id15" draw:layer="layout" svg:width="9.75cm" svg:height="2.25cm" svg:x="9cm" svg:y="9.6cm">
          <text:p text:style-name="P1">Ввод</text:p>
          <text:p text:style-name="P1">n=int(input(„Какой элемент найти: “)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2" xml:id="id14" draw:id="id14" draw:layer="layout" svg:width="5.5cm" svg:height="1.75cm" svg:x="11.075cm" svg:y="7.001cm">
          <text:p text:style-name="P1">Вывод</text:p>
          <text:p text:style-name="P1">a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" xml:id="id16" draw:id="id16" draw:layer="layout" svg:width="8.5cm" svg:height="1.75cm" svg:x="9.575cm" svg:y="13.25cm">
          <text:p text:style-name="P1">Вывод</text:p>
          <text:p text:style-name="P1">bin_search(a, n)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8" draw:text-style-name="P3" draw:layer="layout" draw:type="line" svg:x1="13.825cm" svg:y1="6cm" svg:x2="13.825cm" svg:y2="7.001cm" draw:start-shape="id13" draw:start-glue-point="2" draw:end-shape="id14" draw:end-glue-point="5" svg:d="M13825 6000v1001" svg:viewBox="0 0 1 1002">
          <text:p/>
        </draw:connector>
        <draw:connector draw:style-name="gr29" draw:text-style-name="P3" draw:layer="layout" draw:type="line" svg:x1="13.825cm" svg:y1="8.751cm" svg:x2="13.875cm" svg:y2="9.6cm" draw:start-shape="id14" draw:start-glue-point="8" draw:end-shape="id15" draw:end-glue-point="5" svg:d="M13825 8751l50 849" svg:viewBox="0 0 51 850">
          <text:p/>
        </draw:connector>
        <draw:connector draw:style-name="gr30" draw:text-style-name="P3" draw:layer="layout" draw:type="line" svg:x1="13.875cm" svg:y1="11.85cm" svg:x2="13.825cm" svg:y2="13.25cm" draw:start-shape="id15" draw:start-glue-point="8" draw:end-shape="id16" draw:end-glue-point="5" svg:d="M13875 11850l-50 1400" svg:viewBox="0 0 51 1401">
          <text:p/>
        </draw:connector>
        <draw:connector draw:style-name="gr31" draw:text-style-name="P3" draw:layer="layout" draw:type="line" svg:x1="13.825cm" svg:y1="15cm" svg:x2="13.825cm" svg:y2="16.1cm" draw:start-shape="id16" draw:start-glue-point="8" draw:end-shape="id17" svg:d="M13825 15000v1100" svg:viewBox="0 0 1 1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1" draw:display-name="Arrowheads 11" svg:viewBox="0 0 20 20" svg:d="M0 20l10-20 10 20z"/>
    <draw:marker draw:name="Arrowheads_20_116" draw:display-name="Arrowheads 116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17:02.271221118</meta:creation-date>
    <dc:date>2022-03-24T15:44:46.125977833</dc:date>
    <meta:editing-duration>PT4H48M40S</meta:editing-duration>
    <meta:editing-cycles>47</meta:editing-cycles>
    <meta:generator>LibreOffice/7.3.2.1$Linux_X86_64 LibreOffice_project/30$Build-1</meta:generator>
    <meta:document-statistic meta:object-count="41"/>
  </office:meta>
</office:document-meta>
</file>